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0.696cm" fo:min-width="0cm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1.5cm" fo:min-width="0cm"/>
    </style:style>
    <style:style style:name="gr5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2" style:family="paragraph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3" style:family="paragraph">
      <style:paragraph-properties fo:text-align="center"/>
    </style:style>
    <style:style style:name="T1" style:family="text">
      <style:text-properties fo:font-family="'Times New Roman'" style:font-style-name="Italic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family="'Times New Roman'" style:font-style-name="Italic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5" style:family="text">
      <style:text-properties style:text-position="-33% 58%" fo:font-family="'Times New Roman'" style:font-style-name="Italic" style:font-family-generic="roman" style:font-pitch="variable" fo:font-size="10pt" style:font-size-asian="10pt" style:font-size-complex="10pt"/>
    </style:style>
    <style:style style:name="T6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7" style:family="text">
      <style:text-properties style:text-position="-33% 58%" fo:font-family="'Times New Roman'" style:font-style-name="Italic" style:font-family-generic="roman" style:font-pitch="variable" fo:font-size="10pt" style:font-size-asian="10pt" style:font-size-complex="10pt"/>
    </style:style>
    <style:style style:name="T8" style:family="text">
      <style:text-properties style:text-position="0% 100%" fo:font-family="'Times New Roman'" style:font-style-name="Italic" style:font-family-generic="roman" style:font-pitch="variable" fo:font-size="10pt" fo:font-style="normal" style:font-size-asian="10pt" style:font-style-asian="normal" style:font-size-complex="10pt" style:font-style-complex="normal"/>
    </style:style>
    <style:style style:name="T9" style:family="text">
      <style:text-properties style:text-position="-33% 58%" fo:font-family="'Times New Roman'" style:font-style-name="Italic" style:font-family-generic="roman" style:font-pitch="variable"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762cm" svg:height="0.762cm" svg:x="8.215cm" svg:y="4.737cm">
          <text:p text:style-name="P1"><text:span text:style-name="T1">I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205cm" svg:height="1.207cm" svg:x="9.063cm" svg:y="4.404cm">
          <draw:text-box>
            <text:p><text:span text:style-name="T3">P</text:span><text:span text:style-name="T4">(</text:span><text:span text:style-name="T3">I</text:span><text:span text:style-name="T5">3</text:span><text:span text:style-name="T4">=1)=1/2</text:span></text:p>
            <text:p><text:span text:style-name="T1">P</text:span><text:span text:style-name="T6">(</text:span><text:span text:style-name="T1">I</text:span><text:span text:style-name="T7">3</text:span><text:span text:style-name="T6">=0)=1/2</text:span></text:p>
          </draw:text-box>
        </draw:frame>
        <draw:custom-shape draw:style-name="gr3" draw:text-style-name="P1" xml:id="id2" draw:id="id2" draw:layer="layout" svg:width="0.762cm" svg:height="0.762cm" svg:x="7.715cm" svg:y="6.437cm">
          <text:p text:style-name="P1"><text:span text:style-name="T1">I</text:span><text:span text:style-name="T2">1</text:span><text:span text:style-name="T8">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762cm" svg:height="0.762cm" svg:x="8.715cm" svg:y="6.437cm">
          <text:p text:style-name="P1"><text:span text:style-name="T1">I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904cm" svg:height="2.163cm" svg:x="8.764cm" svg:y="7.305cm">
          <draw:text-box>
            <text:p><text:span text:style-name="T3">P</text:span><text:span text:style-name="T4">(</text:span><text:span text:style-name="T3">I</text:span><text:span text:style-name="T9">2</text:span><text:span text:style-name="T4">=1|</text:span><text:span text:style-name="T1">I</text:span><text:span text:style-name="T2">3</text:span><text:span text:style-name="T6">=1</text:span><text:span text:style-name="T4">)=1</text:span></text:p>
            <text:p><text:span text:style-name="T1">P</text:span><text:span text:style-name="T6">(</text:span><text:span text:style-name="T1">I</text:span><text:span text:style-name="T2">2</text:span><text:span text:style-name="T6">=0|</text:span><text:span text:style-name="T1">I</text:span><text:span text:style-name="T2">3</text:span><text:span text:style-name="T6">=1)=0</text:span></text:p>
            <text:p><text:span text:style-name="T1">P</text:span><text:span text:style-name="T6">(</text:span><text:span text:style-name="T1">I</text:span><text:span text:style-name="T2">2</text:span><text:span text:style-name="T6">=1|</text:span><text:span text:style-name="T1">I</text:span><text:span text:style-name="T2">3</text:span><text:span text:style-name="T6">=0)=1/2</text:span></text:p>
            <text:p><text:span text:style-name="T1">P</text:span><text:span text:style-name="T6">(</text:span><text:span text:style-name="T1">I</text:span><text:span text:style-name="T2">2</text:span><text:span text:style-name="T6">=0|</text:span><text:span text:style-name="T1">I</text:span><text:span text:style-name="T2">3</text:span><text:span text:style-name="T6">=0)=1/2</text:span></text:p>
          </draw:text-box>
        </draw:frame>
        <draw:frame draw:style-name="gr4" draw:text-style-name="P2" draw:layer="layout" svg:width="2.904cm" svg:height="2.163cm" svg:x="5.564cm" svg:y="7.306cm">
          <draw:text-box>
            <text:p><text:span text:style-name="T3">P</text:span><text:span text:style-name="T4">(</text:span><text:span text:style-name="T3">I</text:span><text:span text:style-name="T9">1</text:span><text:span text:style-name="T4">=1|</text:span><text:span text:style-name="T1">I</text:span><text:span text:style-name="T2">3</text:span><text:span text:style-name="T6">=1</text:span><text:span text:style-name="T4">)=1</text:span></text:p>
            <text:p><text:span text:style-name="T1">P</text:span><text:span text:style-name="T6">(</text:span><text:span text:style-name="T1">I</text:span><text:span text:style-name="T2">1</text:span><text:span text:style-name="T6">=0|</text:span><text:span text:style-name="T1">I</text:span><text:span text:style-name="T2">3</text:span><text:span text:style-name="T6">=1)=0</text:span></text:p>
            <text:p><text:span text:style-name="T1">P</text:span><text:span text:style-name="T6">(</text:span><text:span text:style-name="T1">I</text:span><text:span text:style-name="T2">1</text:span><text:span text:style-name="T6">=1|</text:span><text:span text:style-name="T1">I</text:span><text:span text:style-name="T2">3</text:span><text:span text:style-name="T6">=0)=1/2</text:span></text:p>
            <text:p><text:span text:style-name="T1">P</text:span><text:span text:style-name="T6">(</text:span><text:span text:style-name="T1">I</text:span><text:span text:style-name="T2">1</text:span><text:span text:style-name="T6">=0|</text:span><text:span text:style-name="T1">I</text:span><text:span text:style-name="T2">3</text:span><text:span text:style-name="T6">=0)=1/2</text:span></text:p>
          </draw:text-box>
        </draw:frame>
        <draw:connector draw:style-name="gr5" draw:text-style-name="P3" draw:layer="layout" draw:type="line" svg:x1="8.596cm" svg:y1="5.499cm" svg:x2="8.096cm" svg:y2="6.437cm" draw:start-shape="id1" draw:start-glue-point="8" draw:end-shape="id2" draw:end-glue-point="4" svg:d="M8596 5499l-500 938">
          <text:p/>
        </draw:connector>
        <draw:connector draw:style-name="gr5" draw:text-style-name="P3" draw:layer="layout" draw:type="line" svg:x1="8.596cm" svg:y1="5.499cm" svg:x2="9.096cm" svg:y2="6.437cm" draw:start-shape="id1" draw:start-glue-point="8" draw:end-shape="id3" draw:end-glue-point="4" svg:d="M8596 5499l500 9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6-25T11:41:10.54</meta:creation-date>
    <dc:date>2015-06-25T12:02:53.17</dc:date>
    <dc:creator>Loc Nguyen</dc:creator>
    <meta:editing-duration>PT21M34S</meta:editing-duration>
    <meta:editing-cycles>16</meta:editing-cycles>
    <meta:generator>OpenOffice/4.1.0$Win32 OpenOffice.org_project/410m18$Build-9764</meta:generator>
    <meta:document-statistic meta:object-count="8"/>
  </office:meta>
</office:document-meta>
</file>